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1" svg:font-family="" style:font-family-generic="roman"/>
    <style:font-face style:name="Times New Roman" svg:font-family="'Times New Roman'" style:font-family-generic="roman"/>
    <style:font-face style:name="F" svg:font-family="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007cm" fo:break-before="auto" style:use-optimal-row-height="false"/>
    </style:style>
    <style:style style:name="ro4" style:family="table-row">
      <style:table-row-properties style:row-height="1.545cm" fo:break-before="auto" style:use-optimal-row-height="false"/>
    </style:style>
    <style:style style:name="ro5" style:family="table-row">
      <style:table-row-properties style:row-height="1.909cm" fo:break-before="auto" style:use-optimal-row-height="false"/>
    </style:style>
    <style:style style:name="ro6" style:family="table-row">
      <style:table-row-properties style:row-height="1.776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1.875cm" fo:break-before="auto" style:use-optimal-row-height="false"/>
    </style:style>
    <style:style style:name="ro10" style:family="table-row">
      <style:table-row-properties style:row-height="1.6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5" style:family="table-cell" style:parent-style-name="Default">
      <style:table-cell-properties fo:background-color="#ccff00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00" fo:border="0.002cm solid #000000"/>
    </style:style>
    <style:style style:name="ce1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fo:background-color="#ffcc00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1" fo:font-size="10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F" fo:font-size="12pt" fo:font-style="normal" fo:text-shadow="none" style:text-underline-style="none" fo:font-weight="normal" style:font-size-asian="12pt" style:font-style-asian="normal" style:font-weight-asian="normal" style:font-name-complex="F" style:font-size-complex="12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"/>
          <table:table-cell table:style-name="ce8" office:value-type="string">
            <text:p>Активность источника, <text:s/>Кбк</text:p>
          </table:table-cell>
          <table:table-cell table:style-name="ce11" office:value-type="float" office:value="86.05">
            <text:p>86,05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float" office:value="558">
            <text:p>558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3">
          <table:table-cell/>
          <table:table-cell table:style-name="ce3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3"/>
          <table:table-cell table:style-name="ce3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3" office:value-type="string" table:number-columns-spanned="1" table:number-rows-spanned="2">
            <text:p><text:span text:style-name="T2">Расчетное значение </text:span><text:span text:style-name="T2">чувствитель-ности БД</text:span></text:p>
            <text:p><text:span text:style-name="T2">Sp, с-1·кБк-1</text:span></text:p>
          </table:table-cell>
          <table:table-cell table:style-name="ce3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6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4">
          <table:table-cell/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table-cell table:style-name="ce4" office:value-type="string">
            <text:p>Результаты измерения</text:p>
          </table:table-cell>
          <table:table-cell table:style-name="ce4" office:value-type="string">
            <text:p>Среднее значение</text:p>
          </table:table-cell>
          <table:covered-table-cell table:number-columns-repeated="3" table:style-name="ce3"/>
          <table:covered-table-cell table:style-name="ce16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style-name="ce9" table:formula="of:=SUM([.B7:.B11])/5" office:value-type="float" office:value="144" table:number-columns-spanned="1" table:number-rows-spanned="5">
            <text:p>144</text:p>
          </table:table-cell>
          <table:table-cell office:value-type="float" office:value="5221">
            <text:p>5221</text:p>
          </table:table-cell>
          <table:table-cell table:style-name="ce9" table:formula="of:=SUM([.D7:.D11])/5" office:value-type="float" office:value="5215" table:number-columns-spanned="1" table:number-rows-spanned="5">
            <text:p>5215</text:p>
          </table:table-cell>
          <table:table-cell table:style-name="ce9" table:formula="of:=[.D2]" office:value-type="float" office:value="86.05" table:number-columns-spanned="1" table:number-rows-spanned="5">
            <text:p>86,05</text:p>
          </table:table-cell>
          <table:table-cell table:style-name="ce14" table:formula="of:=([.E7]-[.C7])/[.F7]" office:value-type="float" office:value="58.9308541545613" table:number-columns-spanned="1" table:number-rows-spanned="5">
            <text:p>58,93</text:p>
          </table:table-cell>
          <table:table-cell table:style-name="ce14" table:formula="of:=60.8-[.G7]" office:value-type="float" office:value="1.86914584543869" table:number-columns-spanned="1" table:number-rows-spanned="5">
            <text:p>1,87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covered-table-cell/>
          <table:table-cell office:value-type="float" office:value="5199">
            <text:p>5199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46">
            <text:p>146</text:p>
          </table:table-cell>
          <table:covered-table-cell/>
          <table:table-cell office:value-type="float" office:value="5203">
            <text:p>5203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45">
            <text:p>145</text:p>
          </table:table-cell>
          <table:covered-table-cell/>
          <table:table-cell office:value-type="float" office:value="5238">
            <text:p>5238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44">
            <text:p>144</text:p>
          </table:table-cell>
          <table:covered-table-cell/>
          <table:table-cell office:value-type="float" office:value="5214">
            <text:p>5214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float" office:value="563">
            <text:p>563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5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5" office:value-type="string" table:number-columns-spanned="1" table:number-rows-spanned="2">
            <text:p><text:span text:style-name="T3">Расчетное значение </text:span><text:span text:style-name="T3">чувствитель-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6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7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style-name="ce9" table:formula="of:=SUM([.B17:.B21])/5" office:value-type="float" office:value="163.6" table:number-columns-spanned="1" table:number-rows-spanned="5">
            <text:p>163,6</text:p>
          </table:table-cell>
          <table:table-cell office:value-type="float" office:value="5095">
            <text:p>5095</text:p>
          </table:table-cell>
          <table:table-cell table:style-name="ce9" table:formula="of:=SUM([.D17:.D21])/5" office:value-type="float" office:value="5090.4" table:number-columns-spanned="1" table:number-rows-spanned="5">
            <text:p>5090,4</text:p>
          </table:table-cell>
          <table:table-cell table:style-name="ce9" table:formula="of:=[.D2]" office:value-type="float" office:value="86.05" table:number-columns-spanned="1" table:number-rows-spanned="5">
            <text:p>86,05</text:p>
          </table:table-cell>
          <table:table-cell table:style-name="ce14" table:formula="of:=([.E17]-[.C17])/[.F17]" office:value-type="float" office:value="57.2550842533411" table:number-columns-spanned="1" table:number-rows-spanned="5">
            <text:p>57,26</text:p>
          </table:table-cell>
          <table:table-cell table:style-name="ce14" table:formula="of:=60.8-[.G17]" office:value-type="float" office:value="3.54491574665892" table:number-columns-spanned="1" table:number-rows-spanned="5">
            <text:p>3,54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covered-table-cell/>
          <table:table-cell office:value-type="float" office:value="5075">
            <text:p>5075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5088">
            <text:p>5088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65">
            <text:p>165</text:p>
          </table:table-cell>
          <table:covered-table-cell/>
          <table:table-cell office:value-type="float" office:value="5084">
            <text:p>5084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5110">
            <text:p>5110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float" office:value="568">
            <text:p>568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7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5" office:value-type="string" table:number-columns-spanned="1" table:number-rows-spanned="2">
            <text:p><text:span text:style-name="T3">Расчетное значение </text:span><text:span text:style-name="T3">чувствитель-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8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7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9" table:formula="of:=SUM([.B27:.B31])/5" office:value-type="float" office:value="159.8" table:number-columns-spanned="1" table:number-rows-spanned="5">
            <text:p>159,8</text:p>
          </table:table-cell>
          <table:table-cell office:value-type="float" office:value="4905">
            <text:p>4905</text:p>
          </table:table-cell>
          <table:table-cell table:style-name="ce9" table:formula="of:=SUM([.D27:.D31])/5" office:value-type="float" office:value="4914.2" table:number-columns-spanned="1" table:number-rows-spanned="5">
            <text:p>4914,2</text:p>
          </table:table-cell>
          <table:table-cell table:style-name="ce9" table:formula="of:=[.D2]" office:value-type="float" office:value="86.05" table:number-columns-spanned="1" table:number-rows-spanned="5">
            <text:p>86,05</text:p>
          </table:table-cell>
          <table:table-cell table:style-name="ce14" table:formula="of:=([.E27]-[.C27])/[.F27]" office:value-type="float" office:value="55.2515979081929" table:number-columns-spanned="1" table:number-rows-spanned="5">
            <text:p>55,25</text:p>
          </table:table-cell>
          <table:table-cell table:style-name="ce14" table:formula="of:=60.8-[.G27]" office:value-type="float" office:value="5.54840209180709" table:number-columns-spanned="1" table:number-rows-spanned="5">
            <text:p>5,55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913">
            <text:p>4913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61">
            <text:p>161</text:p>
          </table:table-cell>
          <table:covered-table-cell/>
          <table:table-cell office:value-type="float" office:value="4925">
            <text:p>4925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928">
            <text:p>4928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60">
            <text:p>160</text:p>
          </table:table-cell>
          <table:covered-table-cell/>
          <table:table-cell office:value-type="float" office:value="4900">
            <text:p>4900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2" office:value-type="float" office:value="570">
            <text:p>570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9">
          <table:table-cell/>
          <table:table-cell table:style-name="ce6" office:value-type="string" table:number-columns-spanned="2" table:number-rows-spanned="1">
            <text:p>Измеренное значение скорости счета фон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2" table:number-rows-spanned="1">
            <text:p>Измеренное значение скорости счета от эталонного источника,</text:p>
            <text:p>с<text:span text:style-name="T1">-1</text:span></text:p>
          </table:table-cell>
          <table:covered-table-cell table:style-name="ce6"/>
          <table:table-cell table:style-name="ce6" office:value-type="string" table:number-columns-spanned="1" table:number-rows-spanned="2">
            <text:p>Активность источника,</text:p>
            <text:p><text:s/>Кбк</text:p>
          </table:table-cell>
          <table:table-cell table:style-name="ce15" office:value-type="string" table:number-columns-spanned="1" table:number-rows-spanned="2">
            <text:p><text:span text:style-name="T3">Расчетное значение </text:span><text:span text:style-name="T3">чувствитель-ности БД</text:span></text:p>
            <text:p><text:span text:style-name="T3">Sp, с-1·кБк-1</text:span></text:p>
          </table:table-cell>
          <table:table-cell table:style-name="ce6" office:value-type="string" table:number-columns-spanned="1" table:number-rows-spanned="2">
            <text:p>Абсолютная погрешность чувствитель-ности БД</text:p>
            <text:p>Δ=60,8-Sp, </text:p>
            <text:p>с<text:span text:style-name="T1">-1</text:span><text:span text:style-name="T4">·кБк</text:span><text:span text:style-name="T1">-1</text:span></text:p>
          </table:table-cell>
          <table:table-cell table:style-name="ce17" office:value-type="string" table:number-columns-spanned="1" table:number-rows-spanned="2">
            <text:p>Условие соответствия по ТУ</text:p>
            <text:p>Δ, не более </text:p>
            <text:p>с<text:span text:style-name="T1">-1</text:span><text:span text:style-name="T4">·кБк</text:span><text:span text:style-name="T1">-1</text:span></text:p>
          </table:table-cell>
        </table:table-row>
        <table:table-row table:style-name="ro10">
          <table:table-cell/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table-cell table:style-name="ce7" office:value-type="string">
            <text:p>Результаты измерения</text:p>
          </table:table-cell>
          <table:table-cell table:style-name="ce7" office:value-type="string">
            <text:p>Среднее значение</text:p>
          </table:table-cell>
          <table:covered-table-cell table:number-columns-repeated="3" table:style-name="ce6"/>
          <table:covered-table-cell table:style-name="ce17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style-name="ce9" table:formula="of:=SUM([.B37:.B41])/5" office:value-type="float" office:value="160" table:number-columns-spanned="1" table:number-rows-spanned="5">
            <text:p>160</text:p>
          </table:table-cell>
          <table:table-cell office:value-type="float" office:value="4804">
            <text:p>4804</text:p>
          </table:table-cell>
          <table:table-cell table:style-name="ce9" table:formula="of:=SUM([.D37:.D41])/5" office:value-type="float" office:value="4806.8" table:number-columns-spanned="1" table:number-rows-spanned="5">
            <text:p>4806,8</text:p>
          </table:table-cell>
          <table:table-cell table:style-name="ce9" table:formula="of:=[.D2]" office:value-type="float" office:value="86.05" table:number-columns-spanned="1" table:number-rows-spanned="5">
            <text:p>86,05</text:p>
          </table:table-cell>
          <table:table-cell table:style-name="ce14" table:formula="of:=([.E37]-[.C37])/[.F37]" office:value-type="float" office:value="54.0011621150494" table:number-columns-spanned="1" table:number-rows-spanned="5">
            <text:p>54,00</text:p>
          </table:table-cell>
          <table:table-cell table:style-name="ce14" table:formula="of:=60.8-[.G37]" office:value-type="float" office:value="6.7988378849506" table:number-columns-spanned="1" table:number-rows-spanned="5">
            <text:p>6,80</text:p>
          </table:table-cell>
          <table:table-cell table:style-name="ce9" office:value-type="string" table:number-columns-spanned="1" table:number-rows-spanned="5">
            <text:p>± 12,1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covered-table-cell/>
          <table:table-cell office:value-type="float" office:value="4812">
            <text:p>4812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63">
            <text:p>163</text:p>
          </table:table-cell>
          <table:covered-table-cell/>
          <table:table-cell office:value-type="float" office:value="4797">
            <text:p>4797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58">
            <text:p>158</text:p>
          </table:table-cell>
          <table:covered-table-cell/>
          <table:table-cell office:value-type="float" office:value="4804">
            <text:p>4804</text:p>
          </table:table-cell>
          <table:covered-table-cell/>
          <table:covered-table-cell table:number-columns-repeated="3" table:style-name="ce9"/>
          <table:covered-table-cell/>
        </table:table-row>
        <table:table-row table:style-name="ro1">
          <table:table-cell/>
          <table:table-cell office:value-type="float" office:value="159">
            <text:p>159</text:p>
          </table:table-cell>
          <table:covered-table-cell/>
          <table:table-cell office:value-type="float" office:value="4817">
            <text:p>4817</text:p>
          </table:table-cell>
          <table:covered-table-cell/>
          <table:covered-table-cell table:number-columns-repeated="3" table:style-name="ce9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1" svg:font-family="" style:font-family-generic="roman"/>
    <style:font-face style:name="Times New Roman" svg:font-family="'Times New Roman'" style:font-family-generic="roman"/>
    <style:font-face style:name="F" svg:font-family="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11.05.2019</text:date>, <text:time>13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28:46.20</meta:creation-date>
    <dc:date>2019-05-11T13:27:14.97</dc:date>
    <meta:editing-duration>PT1H12M1S</meta:editing-duration>
    <meta:editing-cycles>2</meta:editing-cycles>
    <meta:generator>OpenOffice/4.1.4$Win32 OpenOffice.org_project/414m5$Build-9788</meta:generator>
    <meta:document-statistic meta:table-count="3" meta:cell-count="110" meta:object-count="0"/>
  </office:meta>
</office:document-meta>
</file>